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6.08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08cm" svg:x="6.08cm" svg:y="7.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383cm" svg:height="3.095cm" svg:x="4.81cm" svg:y="6.08cm">
          <draw:text-box>
            <text:p>0.1</text:p>
            <text:p>0.2</text:p>
            <text:p>0.3</text:p>
            <text:p>0.4</text:p>
          </draw:text-box>
        </draw:frame>
        <draw:frame draw:style-name="gr3" draw:layer="layout" svg:width="1.383cm" svg:height="3.095cm" svg:x="11.047cm" svg:y="6.16cm">
          <draw:text-box>
            <text:p>1.1</text:p>
            <text:p>1.2</text:p>
            <text:p>1.3</text:p>
            <text:p>1.4</text:p>
          </draw:text-box>
        </draw:frame>
        <draw:frame draw:style-name="gr3" draw:layer="layout" svg:width="1.383cm" svg:height="3.095cm" svg:x="4.811cm" svg:y="10.605cm">
          <draw:text-box>
            <text:p>2.1</text:p>
            <text:p>2.2</text:p>
            <text:p>2.3</text:p>
            <text:p>2.4</text:p>
          </draw:text-box>
        </draw:frame>
        <draw:frame draw:style-name="gr3" draw:layer="layout" svg:width="1.383cm" svg:height="3.095cm" svg:x="11.047cm" svg:y="10.605cm">
          <draw:text-box>
            <text:p>3.1</text:p>
            <text:p>3.2</text:p>
            <text:p>3.3</text:p>
            <text:p>3.4</text:p>
          </draw:text-box>
        </draw:frame>
        <draw:frame draw:style-name="gr3" draw:layer="layout" svg:width="1.383cm" svg:height="3.095cm" svg:x="4.81cm" svg:y="16.32cm">
          <draw:text-box>
            <text:p>4.1</text:p>
            <text:p>4.2</text:p>
            <text:p>4.3</text:p>
            <text:p>4.4</text:p>
          </draw:text-box>
        </draw:frame>
        <draw:frame draw:style-name="gr3" draw:layer="layout" svg:width="1.383cm" svg:height="3.095cm" svg:x="11.16cm" svg:y="16.24cm">
          <draw:text-box>
            <text:p>5.1</text:p>
            <text:p>5.2</text:p>
            <text:p>5.3</text:p>
            <text:p>5.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483cm" fo:margin-bottom="8.091cm" fo:margin-left="4.598cm" fo:margin-right="8.69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Weinzierl</meta:initial-creator>
    <meta:creation-date>2011-07-11T11:09:39</meta:creation-date>
    <dc:date>2011-07-11T11:11:44</dc:date>
    <dc:creator>Tobias Weinzierl</dc:creator>
    <meta:editing-duration>PT00H02M08S</meta:editing-duration>
    <meta:editing-cycles>2</meta:editing-cycles>
    <meta:generator>OpenOffice.org/3.2$Unix OpenOffice.org_project/320m12$Build-9483</meta:generator>
    <meta:document-statistic meta:object-count="8"/>
  </office:meta>
</office:document-meta>
</file>